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0000000005E0000005E5D2652F7AE1161E0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1.8cm"/>
    </style:style>
    <style:style style:name="pr7" style:family="presentation" style:parent-style-name="Обычный-title">
      <style:graphic-properties fo:min-height="1.363cm"/>
    </style:style>
    <style:style style:name="co1" style:family="table-column">
      <style:table-column-properties style:column-width="10.649cm" style:use-optimal-column-width="false"/>
    </style:style>
    <style:style style:name="co2" style:family="table-column">
      <style:table-column-properties style:column-width="10.751cm" style:use-optimal-column-width="false"/>
    </style:style>
    <style:style style:name="co3" style:family="table-column">
      <style:table-column-properties style:column-width="3.676cm" style:use-optimal-column-width="false"/>
    </style:style>
    <style:style style:name="co4" style:family="table-column">
      <style:table-column-properties style:column-width="7.895cm" style:use-optimal-column-width="false"/>
    </style:style>
    <style:style style:name="co5" style:family="table-column">
      <style:table-column-properties style:column-width="14.727cm" style:use-optimal-column-width="false"/>
    </style:style>
    <style:style style:name="co6" style:family="table-column">
      <style:table-column-properties style:column-width="1.203cm" style:use-optimal-column-width="false"/>
    </style:style>
    <style:style style:name="co7" style:family="table-column">
      <style:table-column-properties style:column-width="5.932cm" style:use-optimal-column-width="false"/>
    </style:style>
    <style:style style:name="co8" style:family="table-column">
      <style:table-column-properties style:column-width="4.225cm" style:use-optimal-column-width="false"/>
    </style:style>
    <style:style style:name="co9" style:family="table-column">
      <style:table-column-properties style:column-width="3.456cm" style:use-optimal-column-width="false"/>
    </style:style>
    <style:style style:name="co10" style:family="table-column">
      <style:table-column-properties style:column-width="11.784cm" style:use-optimal-column-width="false"/>
    </style:style>
    <style:style style:name="co11" style:family="table-column">
      <style:table-column-properties style:column-width="2.56cm" style:use-optimal-column-width="false"/>
    </style:style>
    <style:style style:name="co12" style:family="table-column">
      <style:table-column-properties style:column-width="7.084cm" style:use-optimal-column-width="false"/>
    </style:style>
    <style:style style:name="co13" style:family="table-column">
      <style:table-column-properties style:column-width="3.883cm" style:use-optimal-column-width="false"/>
    </style:style>
    <style:style style:name="co14" style:family="table-column">
      <style:table-column-properties style:column-width="12.872cm" style:use-optimal-column-width="false"/>
    </style:style>
    <style:style style:name="co15" style:family="table-column">
      <style:table-column-properties style:column-width="4.478cm" style:use-optimal-column-width="false"/>
    </style:style>
    <style:style style:name="co16" style:family="table-column">
      <style:table-column-properties style:column-width="7.511cm" style:use-optimal-column-width="false"/>
    </style:style>
    <style:style style:name="co17" style:family="table-column">
      <style:table-column-properties style:column-width="5.334cm" style:use-optimal-column-width="false"/>
    </style:style>
    <style:style style:name="co18" style:family="table-column">
      <style:table-column-properties style:column-width="9.38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828cm"/>
    </style:style>
    <style:style style:name="ro4" style:family="table-row">
      <style:table-row-properties style:row-height="1.831cm"/>
    </style:style>
    <style:style style:name="ro5" style:family="table-row">
      <style:table-row-properties style:row-height="1.576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569cm"/>
    </style:style>
    <style:style style:name="ro8" style:family="table-row">
      <style:table-row-properties style:row-height="1.572cm"/>
    </style:style>
    <style:style style:name="ro9" style:family="table-row">
      <style:table-row-properties style:row-height="2.914cm"/>
    </style:style>
    <style:style style:name="ro10" style:family="table-row">
      <style:table-row-properties style:row-height="2.921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text-properties fo:color="#8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 style:font-size-asian="24pt" style:font-size-complex="2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9933"/>
    </style:style>
    <style:style style:name="T5" style:family="text">
      <style:text-properties fo:color="#00782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8.294cm" presentation:class="title" presentation:user-transformed="true">
          <draw:text-box>
            <text:p text:style-name="P1"><text:span text:style-name="T1">Регулярные выражен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Механизм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Недетерминированный конечный автомат (НКА) — «механизм, управляемый регулярным выражением»</text:p>
                <text:p/>
              </text:list-item>
              <text:list-item>
                <text:p>Детерминированный конечный автомат (ДКА) — «механизм, управляемый текстом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Подход к обработке</text:span></text:p>
          </draw:text-box>
        </draw:frame>
        <draw:frame presentation:style-name="pr4" draw:layer="layout" svg:width="25.199cm" svg:height="12.179cm" svg:x="1.401cm" svg:y="6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интегрированный</text:p>
                <text:p/>
              </text:list-item>
              <text:list-item>
                <text:p>процедурный</text:p>
                <text:p/>
              </text:list-item>
              <text:list-item>
                <text:p>объектно-ориентированны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1" draw:layer="layout" svg:width="25.199cm" svg:height="1.8cm" svg:x="1.401cm" svg:y="1.2cm" presentation:class="title" presentation:user-transformed="true">
          <draw:text-box>
            <text:p text:style-name="P1"><text:span text:style-name="T1">Символы</text:span></text:p>
          </draw:text-box>
        </draw:frame>
        <draw:frame presentation:style-name="pr4" draw:layer="layout" svg:width="25.199cm" svg:height="7.179cm" svg:x="1.401cm" svg:y="4.021cm" presentation:class="outline" presentation:user-transformed="true">
          <draw:text-box>
            <text:list text:style-name="L2">
              <text:list-item>
                <text:p>Обычные сиволы (литералы)</text:p>
                <text:p/>
              </text:list-item>
              <text:list-item>
                <text:p>Специальные символы (метасимволы)</text:p>
                <text:p text:style-name="P3"><text:span text:style-name="T2">[ <text:s/>] <text:s/>\ <text:s/>/ <text:s/>^ <text:s/>$ <text:s/>. <text:s/>| <text:s/>? <text:s/>* <text:s/>+ <text:s/>( <text:s/>) <text:s/>{ <text:s/>}</text:span></text:p>
              </text:list-item>
            </text:list>
          </draw:text-box>
        </draw:frame>
        <draw:frame draw:style-name="standard" draw:layer="layout" svg:width="21.399cm" svg:height="7.998cm" svg:x="2.6cm" svg:y="12.078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Пример</text:p>
              </table:table-cell>
              <table:table-cell>
                <text:p text:style-name="P4">Соответствие</text:p>
              </table:table-cell>
            </table:table-row>
            <table:table-row table:style-name="ro1" table:default-cell-style-name="ce1">
              <table:table-cell>
                <text:p text:style-name="P4">a\.?</text:p>
              </table:table-cell>
              <table:table-cell>
                <text:p text:style-name="P4">a. или a</text:p>
              </table:table-cell>
            </table:table-row>
            <table:table-row table:style-name="ro1" table:default-cell-style-name="ce1">
              <table:table-cell>
                <text:p text:style-name="P4">a\\\\b</text:p>
              </table:table-cell>
              <table:table-cell>
                <text:p text:style-name="P4">a\\b</text:p>
              </table:table-cell>
            </table:table-row>
            <table:table-row table:style-name="ro2" table:default-cell-style-name="ce1">
              <table:table-cell>
                <text:p text:style-name="P4">a\[F\]</text:p>
              </table:table-cell>
              <table:table-cell>
                <text:p text:style-name="P4">a[F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1.4cm" presentation:class="title" presentation:user-transformed="true">
          <draw:text-box>
            <text:p text:style-name="P1"><text:span text:style-name="T1">Символьные классы</text:span></text:p>
          </draw:text-box>
        </draw:frame>
        <draw:frame draw:style-name="standard" draw:layer="layout" svg:width="26.297cm" svg:height="12.798cm" svg:x="0.874cm" svg:y="5.6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5"><text:span text:style-name="T3">Символ</text:span></text:p>
              </table:table-cell>
              <table:table-cell>
                <text:p text:style-name="P5"><text:span text:style-name="T3">Эквивалент</text:span></text:p>
              </table:table-cell>
              <table:table-cell>
                <text:p text:style-name="P5"><text:span text:style-name="T3">Соответствие</text:span></text:p>
              </table:table-cell>
            </table:table-row>
            <table:table-row table:style-name="ro3" table:default-cell-style-name="ce3">
              <table:table-cell>
                <text:p text:style-name="P6">\d</text:p>
              </table:table-cell>
              <table:table-cell>
                <text:p text:style-name="P6">[0-9]</text:p>
              </table:table-cell>
              <table:table-cell>
                <text:p text:style-name="P6">Цифровой символ</text:p>
              </table:table-cell>
            </table:table-row>
            <table:table-row table:style-name="ro3" table:default-cell-style-name="ce3">
              <table:table-cell>
                <text:p text:style-name="P6">\D</text:p>
              </table:table-cell>
              <table:table-cell>
                <text:p text:style-name="P6">[^0-9]</text:p>
              </table:table-cell>
              <table:table-cell>
                <text:p text:style-name="P6">Нецифровой символ</text:p>
              </table:table-cell>
            </table:table-row>
            <table:table-row table:style-name="ro3" table:default-cell-style-name="ce3">
              <table:table-cell>
                <text:p text:style-name="P6">\w</text:p>
              </table:table-cell>
              <table:table-cell>
                <text:p text:style-name="P6">[A-Za-z0-9_]</text:p>
              </table:table-cell>
              <table:table-cell>
                <text:p text:style-name="P6">Буквенный или цифровой символ или знак подчёркивания</text:p>
              </table:table-cell>
            </table:table-row>
            <table:table-row table:style-name="ro3" table:default-cell-style-name="ce3">
              <table:table-cell>
                <text:p text:style-name="P6">\W</text:p>
              </table:table-cell>
              <table:table-cell>
                <text:p text:style-name="P6">[^A-Za-z0-9_]</text:p>
              </table:table-cell>
              <table:table-cell>
                <text:p text:style-name="P6">Любой символ, кроме буквенного или цифрового символа или знака подчёркивания</text:p>
              </table:table-cell>
            </table:table-row>
            <table:table-row table:style-name="ro3" table:default-cell-style-name="ce3">
              <table:table-cell>
                <text:p text:style-name="P6">\s</text:p>
              </table:table-cell>
              <table:table-cell>
                <text:p text:style-name="P6">[ \f\n\r\t\v]</text:p>
              </table:table-cell>
              <table:table-cell>
                <text:p text:style-name="P6">Пробельный символ</text:p>
              </table:table-cell>
            </table:table-row>
            <table:table-row table:style-name="ro4" table:default-cell-style-name="ce3">
              <table:table-cell>
                <text:p text:style-name="P6">\S</text:p>
              </table:table-cell>
              <table:table-cell>
                <text:p text:style-name="P6">[^ \f\n\r\t\v]</text:p>
              </table:table-cell>
              <table:table-cell>
                <text:p text:style-name="P6">Непробельный символ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65cm" presentation:class="title" presentation:user-transformed="true">
          <draw:text-box>
            <text:p text:style-name="P1"><text:span text:style-name="T1">Квантификаторы</text:span></text:p>
          </draw:text-box>
        </draw:frame>
        <draw:frame draw:style-name="standard" draw:layer="layout" svg:width="26.599cm" svg:height="6.305cm" svg:x="0.669cm" svg:y="12.992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3">
              <table:table-cell/>
              <table:table-cell>
                <text:p text:style-name="P6">Число повторений</text:p>
              </table:table-cell>
              <table:table-cell>
                <text:p text:style-name="P6">Эквивалент</text:p>
              </table:table-cell>
              <table:table-cell>
                <text:p text:style-name="P6">Пример</text:p>
              </table:table-cell>
              <table:table-cell>
                <text:p text:style-name="P6">Соответствие</text:p>
              </table:table-cell>
            </table:table-row>
            <table:table-row table:style-name="ro5" table:default-cell-style-name="ce3">
              <table:table-cell>
                <text:p text:style-name="P6">?</text:p>
              </table:table-cell>
              <table:table-cell>
                <text:p text:style-name="P6">Ноль или один</text:p>
              </table:table-cell>
              <table:table-cell>
                <text:p text:style-name="P6">{0,1}</text:p>
              </table:table-cell>
              <table:table-cell>
                <text:p text:style-name="P6">colou?r</text:p>
              </table:table-cell>
              <table:table-cell>
                <text:p text:style-name="P6">color, colour</text:p>
              </table:table-cell>
            </table:table-row>
            <table:table-row table:style-name="ro5" table:default-cell-style-name="ce3">
              <table:table-cell>
                <text:p text:style-name="P6">*</text:p>
              </table:table-cell>
              <table:table-cell>
                <text:p text:style-name="P6">Ноль или более</text:p>
              </table:table-cell>
              <table:table-cell>
                <text:p text:style-name="P6">{0,}</text:p>
              </table:table-cell>
              <table:table-cell>
                <text:p text:style-name="P6">colou*r</text:p>
              </table:table-cell>
              <table:table-cell>
                <text:p text:style-name="P6">color, colour, colouur и т. д.</text:p>
              </table:table-cell>
            </table:table-row>
            <table:table-row table:style-name="ro6" table:default-cell-style-name="ce3">
              <table:table-cell>
                <text:p text:style-name="P6">+</text:p>
              </table:table-cell>
              <table:table-cell>
                <text:p text:style-name="P6">Один или более</text:p>
              </table:table-cell>
              <table:table-cell>
                <text:p text:style-name="P6">{1,}</text:p>
              </table:table-cell>
              <table:table-cell>
                <text:p text:style-name="P6">colou+r</text:p>
              </table:table-cell>
              <table:table-cell>
                <text:p text:style-name="P6">colour, colouur и т. д. (но не color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398cm" svg:height="7.961cm" svg:x="0.811cm" svg:y="3.749cm">
          <table:table table:template-name="orang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7" table:default-cell-style-name="ce3">
              <table:table-cell/>
              <table:table-cell>
                <text:p text:style-name="P6">Число повторений</text:p>
              </table:table-cell>
              <table:table-cell>
                <text:p text:style-name="P6">Пример</text:p>
              </table:table-cell>
              <table:table-cell>
                <text:p text:style-name="P6">Соответствие</text:p>
              </table:table-cell>
            </table:table-row>
            <table:table-row table:style-name="ro7" table:default-cell-style-name="ce3">
              <table:table-cell>
                <text:p text:style-name="P6">{n}</text:p>
              </table:table-cell>
              <table:table-cell>
                <text:p text:style-name="P6">Ровно n раз</text:p>
              </table:table-cell>
              <table:table-cell>
                <text:p text:style-name="P6">colou{3}r</text:p>
              </table:table-cell>
              <table:table-cell>
                <text:p text:style-name="P6">colouuur</text:p>
              </table:table-cell>
            </table:table-row>
            <table:table-row table:style-name="ro7" table:default-cell-style-name="ce3">
              <table:table-cell>
                <text:p text:style-name="P6">{m, n}</text:p>
              </table:table-cell>
              <table:table-cell>
                <text:p text:style-name="P6">От m <text:s/>до n повторений</text:p>
              </table:table-cell>
              <table:table-cell>
                <text:p text:style-name="P6">colou{2,4}r</text:p>
              </table:table-cell>
              <table:table-cell>
                <text:p text:style-name="P6">colouur, colouuur, colouuuur</text:p>
              </table:table-cell>
            </table:table-row>
            <table:table-row table:style-name="ro7" table:default-cell-style-name="ce3">
              <table:table-cell>
                <text:p text:style-name="P6">{m,}</text:p>
              </table:table-cell>
              <table:table-cell>
                <text:p text:style-name="P6">Не менее m раз</text:p>
              </table:table-cell>
              <table:table-cell>
                <text:p text:style-name="P6">colou{2,}r</text:p>
              </table:table-cell>
              <table:table-cell>
                <text:p text:style-name="P6">colouur, colouuur, colouuuur и т. д.</text:p>
              </table:table-cell>
            </table:table-row>
            <table:table-row table:style-name="ro8" table:default-cell-style-name="ce3">
              <table:table-cell>
                <text:p text:style-name="P6">{,n}</text:p>
              </table:table-cell>
              <table:table-cell>
                <text:p text:style-name="P6">Не более n раз</text:p>
              </table:table-cell>
              <table:table-cell>
                <text:p text:style-name="P6">colou{,3}r</text:p>
              </table:table-cell>
              <table:table-cell>
                <text:p text:style-name="P6">color, colour, colouur, colouuu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Просмотр вперёд и назад</text:span></text:p>
          </draw:text-box>
        </draw:frame>
        <draw:frame draw:style-name="standard" draw:layer="layout" svg:width="26.711cm" svg:height="14.576cm" svg:x="0.6cm" svg:y="5.623cm">
          <table:table table:template-name="orange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3">
              <table:table-cell/>
              <table:table-cell>
                <text:p text:style-name="P3">Вид просмотра</text:p>
              </table:table-cell>
              <table:table-cell>
                <text:p text:style-name="P3">Пример</text:p>
              </table:table-cell>
              <table:table-cell>
                <text:p text:style-name="P3">Соответствие</text:p>
              </table:table-cell>
            </table:table-row>
            <table:table-row table:style-name="ro9" table:default-cell-style-name="ce3">
              <table:table-cell>
                <text:p text:style-name="P3">(?=шаблон)</text:p>
              </table:table-cell>
              <table:table-cell>
                <text:p text:style-name="P3">Позитивный просмотр вперёд</text:p>
              </table:table-cell>
              <table:table-cell>
                <text:p text:style-name="P3">Людовик(?=XVI)</text:p>
              </table:table-cell>
              <table:table-cell>
                <text:p text:style-name="P3">ЛюдовикXV, <text:span text:style-name="T4">Людовик</text:span>XVI, <text:span text:style-name="T4">Людовик</text:span>XVIII, ЛюдовикLXVII, ЛюдовикXXL</text:p>
              </table:table-cell>
            </table:table-row>
            <table:table-row table:style-name="ro9" table:default-cell-style-name="ce3">
              <table:table-cell>
                <text:p text:style-name="P3">(?!шаблон)</text:p>
              </table:table-cell>
              <table:table-cell>
                <text:p text:style-name="P3">Негативный просмотр вперёд (с отрицанием)</text:p>
              </table:table-cell>
              <table:table-cell>
                <text:p text:style-name="P3">Людовик(?!XVI)</text:p>
              </table:table-cell>
              <table:table-cell>
                <text:p text:style-name="P3"><text:span text:style-name="T4">Людовик</text:span>XV, <text:span text:style-name="T2">ЛюдовикXVI, ЛюдовикX</text:span>VIII, <text:span text:style-name="T4">Людовик</text:span>LXVII, <text:span text:style-name="T4">Людовик</text:span>XXL</text:p>
              </table:table-cell>
            </table:table-row>
            <table:table-row table:style-name="ro9" table:default-cell-style-name="ce3">
              <table:table-cell>
                <text:p text:style-name="P3">(?&lt;=шаблон)</text:p>
              </table:table-cell>
              <table:table-cell>
                <text:p text:style-name="P3">Позитивный просмотр назад</text:p>
              </table:table-cell>
              <table:table-cell>
                <text:p text:style-name="P3">(?&lt;=Сергей )Иванов</text:p>
              </table:table-cell>
              <table:table-cell>
                <text:p text:style-name="P3">Сергей <text:span text:style-name="T4">Иванов</text:span>, Игорь Иванов</text:p>
              </table:table-cell>
            </table:table-row>
            <table:table-row table:style-name="ro10" table:default-cell-style-name="ce3">
              <table:table-cell>
                <text:p text:style-name="P3">(?&lt;!шаблон)</text:p>
              </table:table-cell>
              <table:table-cell>
                <text:p text:style-name="P3">Негативный просмотр назад (с отрицанием)</text:p>
              </table:table-cell>
              <table:table-cell>
                <text:p text:style-name="P3">(?&lt;!Сергей )Иванов</text:p>
              </table:table-cell>
              <table:table-cell>
                <text:p text:style-name="P3">Сергей Иванов, Игорь <text:span text:style-name="T5">Иванов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Флаг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 — глобальный поиск (обрабатываются все совпадения с шаблоном поиска).</text:p>
              </text:list-item>
              <text:list-item>
                <text:p>i — регистр букв не имеет значения;</text:p>
              </text:list-item>
              <text:list-item>
                <text:p>m — многострочный поиск.</text:p>
              </text:list-item>
              <text:list-item>
                <text:p>s — текст трактуется как одна строка, в этом случае метасимволу . (точка) соответствует любой одиночный символ, включая символ новой строки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Жадная и ленивая квантификация</text:span></text:p>
          </draw:text-box>
        </draw:frame>
        <draw:frame presentation:style-name="pr4" draw:layer="layout" svg:width="25.8cm" svg:height="12.686cm" svg:x="1cm" svg:y="5.6cm" presentation:class="outline" presentation:user-transformed="true">
          <draw:text-box>
            <text:list text:style-name="L2">
              <text:list-item>
                <text:p>(&lt;.*&gt;)</text:p>
                <text:p><text:span text:style-name="T4">&lt;p&gt;&lt;b&gt;Википедия&lt;/b&gt; — свободная </text:span><text:span text:style-name="T4">энциклопедия, в которой &lt;i&gt;каждый&lt;/i&gt; может </text:span><text:span text:style-name="T4">изменить или дополнить любую статью.&lt;/p&gt;</text:span></text:p>
                <text:p><text:span text:style-name="T4"/></text:p>
              </text:list-item>
              <text:list-item>
                <text:p><text:span text:style-name="T2">(&lt;.*?&gt;)</text:span></text:p>
                <text:p><text:span text:style-name="T4">&lt;p&gt;&lt;b&gt;</text:span><text:span text:style-name="T2">Википедия</text:span><text:span text:style-name="T4">&lt;/b&gt; </text:span><text:span text:style-name="T2">— свободная </text:span><text:span text:style-name="T2">энциклопедия, в которой</text:span><text:span text:style-name="T4"> &lt;i&gt;</text:span><text:span text:style-name="T2">каждый</text:span><text:span text:style-name="T4">&lt;/i&gt; </text:span><text:span text:style-name="T2">может </text:span><text:span text:style-name="T2">изменить или дополнить любую статью.</text:span><text:span text:style-name="T4">&lt;/p&gt;</text:span></text:p>
              </text:list-item>
            </text:list>
          </draw:text-box>
        </draw:frame>
        <draw:frame draw:style-name="gr2" draw:text-style-name="P8" draw:layer="layout" svg:width="0.502cm" svg:height="0.962cm" svg:x="24.6cm" svg:y="14.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cm" svg:y="7.694cm" presentation:class="title" presentation:user-transformed="true">
          <draw:text-box>
            <text:p text:style-name="P1"><text:span text:style-name="T1">Попрактикуемся? =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cm" svg:y="8.494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Обычный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1:36:11.594846581</meta:creation-date>
    <dc:date>2017-09-29T13:44:20.726112802</dc:date>
    <meta:editing-duration>PT19H31M39S</meta:editing-duration>
    <meta:editing-cycles>4</meta:editing-cycles>
    <meta:generator>LibreOffice/5.2.2.2$Linux_X86_64 LibreOffice_project/20m0$Build-2</meta:generator>
    <meta:document-statistic meta:object-count="65"/>
  </office:meta>
</office:document-meta>
</file>